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d4300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346ce" officeooo:paragraph-rsid="003346c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031b0" officeooo:paragraph-rsid="004031b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1c4d6" officeooo:paragraph-rsid="0041c4d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580e4"/>
    </style:style>
    <style:style style:name="P17" style:family="paragraph" style:parent-style-name="Standard">
      <style:paragraph-properties fo:text-align="start" style:justify-single-word="false"/>
      <style:text-properties officeooo:paragraph-rsid="001a08da"/>
    </style:style>
    <style:style style:name="P18" style:family="paragraph" style:parent-style-name="Standard">
      <style:paragraph-properties fo:text-align="start" style:justify-single-word="false"/>
      <style:text-properties officeooo:paragraph-rsid="0022ae99"/>
    </style:style>
    <style:style style:name="P19" style:family="paragraph" style:parent-style-name="Standard">
      <style:paragraph-properties fo:text-align="start" style:justify-single-word="false"/>
      <style:text-properties officeooo:paragraph-rsid="002ac2f5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2e60ba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400995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d4736" officeooo:paragraph-rsid="002d4736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c2f5" officeooo:paragraph-rsid="002ac2f5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70eba" officeooo:paragraph-rsid="00370eb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8969b" officeooo:paragraph-rsid="0038969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b89fe" officeooo:paragraph-rsid="003b89f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42b62b" officeooo:paragraph-rsid="0042b62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370eba" officeooo:paragraph-rsid="001e9b77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52" style:family="paragraph" style:parent-style-name="Standard">
      <style:paragraph-properties fo:text-align="start" style:justify-single-word="false"/>
      <style:text-properties fo:color="#000000" style:font-name="Ubuntu" fo:font-weight="normal" officeooo:paragraph-rsid="00265998"/>
    </style:style>
    <style:style style:name="P53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2fb735" officeooo:paragraph-rsid="00265998" fo:background-color="transparent" style:font-size-asian="12pt" style:font-size-complex="12pt"/>
    </style:style>
    <style:style style:name="P54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59" style:family="paragraph" style:parent-style-name="Standard">
      <style:paragraph-properties fo:text-align="start" style:justify-single-word="false"/>
      <style:text-properties officeooo:rsid="003346ce" officeooo:paragraph-rsid="003346ce"/>
    </style:style>
    <style:style style:name="P6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42b62b" officeooo:paragraph-rsid="002d4736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42b62b" officeooo:paragraph-rsid="0042b62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449e9a" officeooo:paragraph-rsid="00449e9a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370eba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42b62b" style:font-style-asian="italic" style:font-weight-asian="bold" style:font-style-complex="italic" style:font-weight-complex="bold"/>
    </style:style>
    <style:style style:name="T11" style:family="text">
      <style:text-properties fo:font-style="italic" officeooo:rsid="0022ae99" style:font-style-asian="italic" style:font-style-complex="italic"/>
    </style:style>
    <style:style style:name="T12" style:family="text">
      <style:text-properties fo:font-style="italic" officeooo:rsid="001f4148" style:font-style-asian="italic" style:font-style-complex="italic"/>
    </style:style>
    <style:style style:name="T13" style:family="text">
      <style:text-properties fo:font-style="italic" fo:font-weight="bold" officeooo:rsid="002a3c04" style:font-style-asian="italic" style:font-weight-asian="bold" style:font-style-complex="italic" style:font-weight-complex="bold"/>
    </style:style>
    <style:style style:name="T14" style:family="text">
      <style:text-properties officeooo:rsid="001580e4"/>
    </style:style>
    <style:style style:name="T15" style:family="text">
      <style:text-properties officeooo:rsid="0016fae4"/>
    </style:style>
    <style:style style:name="T16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Ubuntu" fo:font-size="12pt" fo:font-style="normal" style:text-underline-style="none" fo:font-weight="normal" officeooo:rsid="0022ae99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Ubuntu" fo:font-size="12pt" fo:font-style="normal" style:text-underline-style="none" fo:font-weight="normal" officeooo:rsid="002d430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Ubuntu" fo:font-size="12pt" officeooo:rsid="002fb735" fo:background-color="transparent" loext:char-shading-value="0" style:font-size-asian="12pt" style:font-size-complex="12pt"/>
    </style:style>
    <style:style style:name="T23" style:family="text">
      <style:text-properties fo:color="#000000" style:font-name="Ubuntu"/>
    </style:style>
    <style:style style:name="T24" style:family="text">
      <style:text-properties fo:color="#000000" style:font-name="Ubuntu" officeooo:rsid="001a08da"/>
    </style:style>
    <style:style style:name="T25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6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7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8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9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30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31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32" style:family="text">
      <style:text-properties fo:color="#000000" style:font-name="Ubuntu" fo:font-style="italic" style:font-style-asian="italic" style:font-style-complex="italic"/>
    </style:style>
    <style:style style:name="T33" style:family="text">
      <style:text-properties fo:color="#000000" style:font-name="Ubuntu" fo:font-style="italic" officeooo:rsid="00273f73" style:font-style-asian="italic" style:font-style-complex="italic"/>
    </style:style>
    <style:style style:name="T34" style:family="text">
      <style:text-properties fo:color="#000000" style:font-name="Ubuntu" fo:font-weight="bold" officeooo:rsid="002547fa" style:font-weight-asian="bold" style:font-weight-complex="bold"/>
    </style:style>
    <style:style style:name="T35" style:family="text">
      <style:text-properties fo:color="#000000" style:font-name="Ubuntu" officeooo:rsid="0025bdb7"/>
    </style:style>
    <style:style style:name="T36" style:family="text">
      <style:text-properties fo:color="#000000" style:font-name="Ubuntu" officeooo:rsid="00273f73"/>
    </style:style>
    <style:style style:name="T37" style:family="text">
      <style:text-properties fo:color="#ff9da4"/>
    </style:style>
    <style:style style:name="T38" style:family="text">
      <style:text-properties fo:color="#ff9da4" style:font-name="Droid Sans Mono" fo:font-size="10.5pt" fo:font-weight="normal" fo:background-color="#002451" loext:char-shading-value="0"/>
    </style:style>
    <style:style style:name="T39" style:family="text">
      <style:text-properties fo:color="#d1f1a9"/>
    </style:style>
    <style:style style:name="T40" style:family="text">
      <style:text-properties fo:color="#d1f1a9" style:font-name="Droid Sans Mono" fo:font-size="10.5pt" fo:font-weight="normal" fo:background-color="#002451" loext:char-shading-value="0"/>
    </style:style>
    <style:style style:name="T41" style:family="text">
      <style:text-properties fo:font-style="normal" style:text-underline-style="none" officeooo:rsid="001c4e99" style:font-style-asian="normal" style:font-style-complex="normal"/>
    </style:style>
    <style:style style:name="T42" style:family="text">
      <style:text-properties fo:font-style="normal" style:text-underline-style="none" officeooo:rsid="001cebc8" style:font-style-asian="normal" style:font-style-complex="normal"/>
    </style:style>
    <style:style style:name="T43" style:family="text">
      <style:text-properties fo:font-style="normal" style:text-underline-style="none" officeooo:rsid="00273f73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officeooo:rsid="002fb735" style:font-style-asian="normal" style:font-weight-asian="normal" style:font-style-complex="normal" style:font-weight-complex="normal"/>
    </style:style>
    <style:style style:name="T45" style:family="text">
      <style:text-properties officeooo:rsid="001d9ab0"/>
    </style:style>
    <style:style style:name="T46" style:family="text">
      <style:text-properties officeooo:rsid="001f4148"/>
    </style:style>
    <style:style style:name="T47" style:family="text">
      <style:text-properties officeooo:rsid="0022ae99"/>
    </style:style>
    <style:style style:name="T48" style:family="text">
      <style:text-properties officeooo:rsid="002a3c04"/>
    </style:style>
    <style:style style:name="T49" style:family="text">
      <style:text-properties officeooo:rsid="002d4736"/>
    </style:style>
    <style:style style:name="T50" style:family="text">
      <style:text-properties fo:color="#9cdcfe" style:font-name="Droid Sans Mono" fo:font-size="10.5pt" fo:background-color="#1e1e1e" loext:char-shading-value="0"/>
    </style:style>
    <style:style style:name="T51" style:family="text">
      <style:text-properties fo:color="#d4d4d4" style:font-name="Droid Sans Mono" fo:font-size="10.5pt" fo:background-color="#1e1e1e" loext:char-shading-value="0"/>
    </style:style>
    <style:style style:name="T52" style:family="text">
      <style:text-properties fo:color="#b5cea8" style:font-name="Droid Sans Mono" fo:font-size="10.5pt" fo:background-color="#1e1e1e" loext:char-shading-value="0"/>
    </style:style>
    <style:style style:name="T53" style:family="text">
      <style:text-properties fo:color="#569cd6" style:font-name="Droid Sans Mono" fo:font-size="10.5pt" fo:background-color="#1e1e1e" loext:char-shading-value="0"/>
    </style:style>
    <style:style style:name="T54" style:family="text">
      <style:text-properties officeooo:rsid="003b89fe"/>
    </style:style>
    <style:style style:name="T55" style:family="text">
      <style:text-properties fo:font-size="12pt" officeooo:rsid="003f30ba" fo:background-color="transparent" loext:char-shading-value="0" style:font-size-asian="12pt" style:font-size-complex="12pt"/>
    </style:style>
    <style:style style:name="T56" style:family="text">
      <style:text-properties officeooo:rsid="00400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4"/>
      <text:p text:style-name="P2">1) git clone <text:span text:style-name="T15">&lt;</text:span>adresserepo<text:span text:style-name="T15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5">&lt;</text:span>nombranche<text:span text:style-name="T15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5">4</text:span>) <text:span text:style-name="T14">git branch</text:span></text:p>
      <text:p text:style-name="P2"/>
      <text:p text:style-name="P3">Permet de voir les différentes branches existantes</text:p>
      <text:p text:style-name="P3"/>
      <text:p text:style-name="P16"><text:span text:style-name="T17">5</text:span><text:span text:style-name="T18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6"><text:span text:style-name="T17">6</text:span><text:span text:style-name="T18">) <text:s/></text:span><text:span text:style-name="T17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18"><text:span text:style-name="T20">Met les modifs ou erreurs en mémoire et les ignore si on ne les rappelle pas (git stash </text:span><text:span text:style-name="T21">pop </text:span><text:span text:style-name="T20">pour récupérer, disparaît au bout de 1 ou 2j) </text:span><text:span text:style-name="T21">(git stash show -p pour voir ce qu’il y a en mémoire.)</text:span></text:p>
      <text:p text:style-name="P10"/>
      <text:p text:style-name="P59"><text:span text:style-name="T21">1</text:span><text:span text:style-name="T16">4) git log</text:span></text:p>
      <text:p text:style-name="P11"/>
      <text:p text:style-name="P11">Voir les derniers commits</text:p>
      <text:p text:style-name="P11"/>
      <text:p text:style-name="P12">15) git init + git remote add origin &lt;urlDepot&gt;</text:p>
      <text:p text:style-name="P12"/>
      <text:p text:style-name="P13">Lier repo déjà créé avec dépôt distant</text:p>
      <text:p text:style-name="P6"/>
      <text:p text:style-name="P6"><text:tab/><text:tab/><text:span text:style-name="T2">Machine virtuelle (Ubuntu) :</text:span></text:p>
      <text:p text:style-name="P15"/>
      <text:p text:style-name="P7">Permet de lancer linux dans une fenêtre depuis windows, sans dual boot.</text:p>
      <text:p text:style-name="P15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7"><text:span text:style-name="T19">- Avant d’utiliser « </text:span>sudo apt install build-essential dkms linux-headers-$(uname -r) <text:span text:style-name="T23">», </text:span><text:span text:style-name="T24">faire un « sudo apt update » « sudo apt upgrade » pour que tout soit à jour.</text:span></text:p>
      <text:p text:style-name="P20">Ne pas oublier le « s » de « headers »…</text:p>
      <text:p text:style-name="P20"/>
      <text:p text:style-name="P20"><text:tab/><text:span text:style-name="T3">Bootstrap :</text:span></text:p>
      <text:p text:style-name="P42"/>
      <text:p text:style-name="P21">Ensemble de fichier css, javascript,… préparé à l’avance et utilisable tel quel soit en téléchargeant l’ensemble ou en référençant un lien où ils sont stockés.</text:p>
      <text:p text:style-name="P21"/>
      <text:p text:style-name="P41"><text:span text:style-name="T41">Mettre dans le &lt;head&gt;: - </text:span><text:span text:style-name="T38">&lt;meta name=</text:span><text:span text:style-name="T40">"viewport"</text:span><text:span text:style-name="T38"> content=</text:span><text:span text:style-name="T40">"width=device-width, initial-scale=1, shrink-to-fit=no"</text:span><text:span text:style-name="T38">&gt;</text:span></text:p>
      <text:p text:style-name="P21">=&gt; Fais en sorte que la page s’adapte automatiquement à la taille de l’écran (mobile, ordinateur).</text:p>
      <text:p text:style-name="P21"/>
      <text:p text:style-name="P22">1) Version en ligne</text:p>
      <text:p text:style-name="P22"/>
      <text:p text:style-name="P41"><text:span text:style-name="T41">-</text:span><text:span text:style-name="T38">&lt;link rel=</text:span><text:span text:style-name="T40">"stylesheet"</text:span><text:span text:style-name="T38"> href=</text:span><text:span text:style-name="T40">"https://maxcdn.bootstrapcdn.com/bootstrap/4.0.0/css/bootstrap.min.css"</text:span><text:span text:style-name="T38"> integrity=</text:span><text:span text:style-name="T40">"sha384-Gn5384xqQ1aoWXA+058RXPxPg6fy4IWvTNh0E263XmFcJlSAwiGgFAW/dAiS6JXm"</text:span><text:span text:style-name="T38"> crossorigin=</text:span><text:span text:style-name="T40">"anonymous"</text:span><text:span text:style-name="T38">&gt;</text:span></text:p>
      <text:p text:style-name="P21">=&gt; Permet d’avoir accès aux fichiers css prêts.</text:p>
      <text:p text:style-name="P21"/>
      <text:p text:style-name="P41"><text:soft-page-break/><text:span text:style-name="T41">Mettre : - </text:span><text:span text:style-name="T42">dans le &lt;head&gt; : </text:span><text:span text:style-name="T38">&lt;script src=</text:span><text:span text:style-name="T40">"https://maxcdn.bootstrapcdn.com/bootstrap/4.0.0/js/bootstrap.min.js"</text:span><text:span text:style-name="T38"> integrity=</text:span><text:span text:style-name="T40">"sha384-JZR6Spejh4U02d8jOt6vLEHfe/JQGiRRSQQxSfFWpi1MquVdAyjUar5+76PVCmYl"</text:span><text:span text:style-name="T38"> crossorigin=</text:span><text:span text:style-name="T40">"anonymous"</text:span><text:span text:style-name="T38">&gt;&lt;/script&gt;</text:span></text:p>
      <text:p text:style-name="P41"><text:span text:style-name="T41">- </text:span><text:span text:style-name="T42">à la fin du &lt;body&gt; : </text:span><text:span text:style-name="T38">&lt;script src=</text:span><text:span text:style-name="T40">"https://code.jquery.com/jquery-3.2.1.slim.min.js"</text:span><text:span text:style-name="T38"> integrity=</text:span><text:span text:style-name="T40">"sha384-KJ3o2DKtIkvYIK3UENzmM7KCkRr/rE9/Qpg6aAZGJwFDMVNA/GpGFF93hXpG5KkN"</text:span><text:span text:style-name="T38"> crossorigin=</text:span><text:span text:style-name="T40">"anonymous"</text:span><text:span text:style-name="T38">&gt;&lt;/script&gt;</text:span></text:p>
      <text:p text:style-name="P54"><text:span text:style-name="T37">&lt;script src=</text:span><text:span text:style-name="T39">"https://cdnjs.cloudflare.com/ajax/libs/popper.js/1.12.9/umd/popper.min.js"</text:span><text:span text:style-name="T37"> integrity=</text:span><text:span text:style-name="T39">"sha384-ApNbgh9B+Y1QKtv3Rn7W3mgPxhU9K/ScQsAP7hUibX39j7fakFPskvXusvfa0b4Q"</text:span><text:span text:style-name="T37"> crossorigin=</text:span><text:span text:style-name="T39">"anonymous"</text:span><text:span text:style-name="T37">&gt;&lt;/script&gt;</text:span></text:p>
      <text:p text:style-name="P54"><text:span text:style-name="T37">&lt;script src=</text:span><text:span text:style-name="T39">"https://maxcdn.bootstrapcdn.com/bootstrap/4.0.0/js/bootstrap.min.js"</text:span><text:span text:style-name="T37"> integrity=</text:span><text:span text:style-name="T39">"sha384-JZR6Spejh4U02d8jOt6vLEHfe/JQGiRRSQQxSfFWpi1MquVdAyjUar5+76PVCmYl"</text:span><text:span text:style-name="T37"> crossorigin=</text:span><text:span text:style-name="T39">"anonymous"</text:span><text:span text:style-name="T37">&gt;&lt;/script&gt;</text:span></text:p>
      <text:p text:style-name="P23">=&gt; Permet d’avoir accès au javascript prêt</text:p>
      <text:p text:style-name="P23"/>
      <text:p text:style-name="P23">2) Version téléchargée</text:p>
      <text:p text:style-name="P23"/>
      <text:p text:style-name="P23">Même principe de fonctionnement mais <text:span text:style-name="T45">remplacer les liens par des chemins vers les fichiers.</text:span></text:p>
      <text:p text:style-name="P20"/>
      <text:p text:style-name="P51">(Pourquoi affichage différent? <text:span text:style-name="T47">=&gt; versions ?</text:span>)</text:p>
      <text:p text:style-name="P51"/>
      <text:p text:style-name="P24">Utilisation : Utiliser la doc, copier coller les fonctions dont on a besoin, <text:span text:style-name="T46">mélanger classes pour avoir bon résultat (ex avec testaccordion.html, mélange accordéon/grid)</text:span></text:p>
      <text:p text:style-name="P24"/>
      <text:p text:style-name="P24"><text:tab/><text:span text:style-name="T9">CSS :</text:span></text:p>
      <text:p text:style-name="P50"/>
      <text:p text:style-name="P37">Donne le style de l’html en y faisant appel avec une balise &lt;link rel=’stylesheet’ href=’***.css’ &gt;.</text:p>
      <text:p text:style-name="P38"/>
      <text:p text:style-name="P38"><text:tab/><text:span text:style-name="T54">Media queries :</text:span></text:p>
      <text:p text:style-name="P38"/>
      <text:p text:style-name="P39">Permettent de cibler certains types d’écrans, ou d’utiliser d’autres conditions pour appliquer des styles.</text:p>
      <text:p text:style-name="P24"><text:tab/></text:p>
      <text:p text:style-name="P24"><text:span text:style-name="T12"><text:tab/></text:span><text:span text:style-name="T4">NPM/</text:span><text:span text:style-name="T5">NodeJS</text:span><text:span text:style-name="T4"> :</text:span></text:p>
      <text:p text:style-name="P43"/>
      <text:p text:style-name="P25">En installant node js, <text:span text:style-name="T47">npm </text:span>s’installe automoatiquement. Permet d’installer des modules tels que bootstrap, node js, etc. S’utilise comme « sudo apt install… » =&gt; npm install …</text:p>
      <text:p text:style-name="P26">Privilégier installation par invit de cmd quand beaucoup de modules à installer.</text:p>
      <text:p text:style-name="P26"/>
      <text:p text:style-name="P27">NodeJS est un type de serveur JavaScript.</text:p>
      <text:p text:style-name="P26"/>
      <text:p text:style-name="P26"><text:span text:style-name="T11"><text:tab/></text:span><text:span text:style-name="T5">Tomcat :</text:span></text:p>
      <text:p text:style-name="P44"/>
      <text:p text:style-name="P27">Un serveur permet de faire le lien entre notre PC et une base de données : on demande au serveur, le serveur demande à BDD, qui renvoie au serv et qui répond à notre requête.</text:p>
      <text:p text:style-name="P27">Un serveur Tomcat est un serveur Java, qui se base sur Apache. </text:p>
      <text:p text:style-name="P27">=&gt; Il faut installer Java (Oracle), puis Apache Tomcat (installe Apache puis Tomcat).</text:p>
      <text:p text:style-name="P27"/>
      <text:p text:style-name="P27"><text:tab/><text:span text:style-name="T1">Yoeman/Gulp :</text:span></text:p>
      <text:p text:style-name="P45"/>
      <text:p text:style-name="P18"><text:soft-page-break/><text:span text:style-name="T25">NPM permettait de télécharger des modules. Yoeman permet d’en lancer, de les initialiser, </text:span><text:span text:style-name="T26">par exemple permet de créer thème liferay</text:span><text:span text:style-name="T25">. Quant à gulp, il les déploie, permet de les </text:span><text:span text:style-name="T26">faire apparaître sur le site.</text:span></text:p>
      <text:p text:style-name="P28"/>
      <text:p text:style-name="P58"><text:span text:style-name="T26"><text:tab/></text:span><text:span text:style-name="T34">Javascript :</text:span></text:p>
      <text:p text:style-name="P46"/>
      <text:p text:style-name="P29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9"/>
      <text:p text:style-name="P29"><text:tab/><text:span text:style-name="T7">J</text:span><text:span text:style-name="T8">Q</text:span><text:span text:style-name="T7">uery :</text:span></text:p>
      <text:p text:style-name="P49"/>
      <text:p text:style-name="P19"><text:span text:style-name="T27">A la manière de bootstrap pour le css, propose un ensemble de méthodes Javascript toutes prêtes, permettant d’apporter de l’animation </text:span><text:span text:style-name="T28">et de l’interaction (le site réagit selon des event) </text:span><text:span text:style-name="T27">au site notamment en sélectionnant des balises/selecteurs sur lesquels appliquer les méthodes (grâce à $(.) ). </text:span><text:span text:style-name="T28"><text:s/>Par exemple $('p').on( 'click', function (</text:span><text:span text:style-name="T29">event</text:span><text:span text:style-name="T28">) …) pour réagir au clic sur les balises &lt;p&gt;. </text:span><text:span text:style-name="T29">Au clic, un objet event est produit, possède propriétés (équivalent de attributs dans classes java).</text:span></text:p>
      <text:p text:style-name="P36"/>
      <text:p text:style-name="P35">Pour l’utiliser, dl et mettre en src script ou utiliser &lt;script src="//code.jquery.com/jquery-1.12.0.min.js"&gt;&lt;/script&gt; (puis utiliser un autre &lt;script&gt; ou on y fait appel.).</text:p>
      <text:p text:style-name="P29"/>
      <text:p text:style-name="P55"><text:span text:style-name="T23"><text:tab/></text:span><text:span text:style-name="T31">Snippets :</text:span></text:p>
      <text:p text:style-name="P47"/>
      <text:p text:style-name="P57"><text:span text:style-name="T35">E</text:span><text:span text:style-name="T23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8"/>
      <text:p text:style-name="P18"><text:span text:style-name="T26"><text:tab/></text:span><text:span text:style-name="T30">Liferay :</text:span></text:p>
      <text:p text:style-name="P46"/>
      <text:p text:style-name="P29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9"/>
      <text:p text:style-name="P29"/>
      <text:p text:style-name="P29">Pour créer un thème :</text:p>
      <text:p text:style-name="P29"/>
      <text:p text:style-name="P55"><text:span text:style-name="T23">- Dans le powershell, se placer dans le dossier liferay et lancer </text:span><text:span text:style-name="T32">yo liferay-theme </text:span><text:span text:style-name="T23">et répondre aux questions.</text:span></text:p>
      <text:p text:style-name="P55"><text:span text:style-name="T23">- Se placer dans le dossier créé et lancer </text:span><text:span text:style-name="T32">gulp deploy</text:span></text:p>
      <text:p text:style-name="P55"><text:span text:style-name="T32">- </text:span><text:span text:style-name="T23">On peut alors modifier les fichiers dans le dossier et relancer </text:span><text:span text:style-name="T32">gulp deploy </text:span><text:span text:style-name="T23">à chaque fois qu’on veut actualiser le thème disponible sur notre site.</text:span></text:p>
      <text:p text:style-name="P29"/>
      <text:p text:style-name="P29"/>
      <text:p text:style-name="P56"><text:span text:style-name="T23">Pour créer un widget/</text:span><text:span text:style-name="T36">module</text:span><text:span text:style-name="T23"> :</text:span></text:p>
      <text:p text:style-name="P30"/>
      <text:p text:style-name="P56"><text:span text:style-name="T23">- </text:span><text:span text:style-name="T36">Dans le powershell, se placer dans le dossier liferay et lancer </text:span><text:span text:style-name="T33">yo liferay-bundle </text:span><text:span text:style-name="T36">et répondre aux questions.</text:span></text:p>
      <text:p text:style-name="P56"><text:span text:style-name="T36">- Se placer dans le dossier créé et lancer </text:span><text:span text:style-name="T33">npm run deploy</text:span></text:p>
      <text:p text:style-name="P31">- Le widget est alors disponible sur le site, <text:s/>dans le + en haut à droite → Widgets → Sample.</text:p>
      <text:p text:style-name="P31"><text:soft-page-break/></text:p>
      <text:p text:style-name="P33">Possibilité d’ajouter des modules activables et désactivables dans la partie « Pages ».</text:p>
      <text:p text:style-name="P33"/>
      <text:p text:style-name="P33"/>
      <text:p text:style-name="P33"><text:tab/><text:span text:style-name="T10">Apache :</text:span></text:p>
      <text:p text:style-name="P60"/>
      <text:p text:style-name="P40">- Installer apache</text:p>
      <text:p text:style-name="P40">- fichiers utilisés dans var/www/html</text:p>
      <text:p text:style-name="P62">=&gt; pour faire le lien passer en root (sudo su), puis cd .. <text:s/>jusqu’à accès à var</text:p>
      <text:p text:style-name="P40">- mettre lien avec ln -s vers repertoire de l’app</text:p>
      <text:p text:style-name="P40">- dispo a localhost/rep</text:p>
      <text:p text:style-name="P32"><text:tab/></text:p>
      <text:p text:style-name="P32"><text:span text:style-name="T13"><text:tab/></text:span><text:span text:style-name="T6">Remarques que je sais pas où placer :</text:span></text:p>
      <text:p text:style-name="P48"/>
      <text:p text:style-name="P34">- <text:span text:style-name="T48">Possibilité de tout variabiliser en html/css/javascript, puis appeler la variable avec ${var} après avoir importé le fichier contenant les var.</text:span></text:p>
      <text:p text:style-name="P34">- <text:span text:style-name="T49">Le fichier init.ftl initialise des variables java, qui deviennent utilisables grâce à fichier .xml (fichier de config).</text:span></text:p>
      <text:p text:style-name="P52"><text:span text:style-name="T43">- </text:span><text:span text:style-name="T44">Lorsqu’il y a des css qui en réécrivent d’autres mais que le résultat ne s’affiche pas, mettre «!important » après l’attribut (ex : </text:span><text:span text:style-name="T50">padding-left</text:span><text:span text:style-name="T51">: </text:span><text:span text:style-name="T52">0</text:span><text:span text:style-name="T51"> </text:span><text:span text:style-name="T53">!important</text:span><text:span text:style-name="T51"> ; </text:span><text:span text:style-name="T22">) </text:span><text:span text:style-name="T55">(à éviter).</text:span></text:p>
      <text:p text:style-name="P53">- <text:span text:style-name="T56">Tester d’abord avec inspecter en changeant dans balise « element » puis modifier fich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12-04T19:06:54.923569716</dc:date>
    <meta:editing-duration>PT4H2M51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5" meta:paragraph-count="100" meta:word-count="1231" meta:character-count="8167" meta:non-whitespace-character-count="7009"/>
  </office:meta>
</office:document-meta>
</file>